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1.5193in"/>
    </style:style>
    <style:style style:name="co4" style:family="table-column">
      <style:table-column-properties fo:break-before="auto" style:column-width="2.1453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04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401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3429in" fo:break-before="auto" style:use-optimal-row-height="false"/>
    </style:style>
    <style:style style:name="ro7" style:family="table-row">
      <style:table-row-properties style:row-height="0.8756in" fo:break-before="auto" style:use-optimal-row-height="false"/>
    </style:style>
    <style:style style:name="ro8" style:family="table-row">
      <style:table-row-properties style:row-height="0.3484in" fo:break-before="auto" style:use-optimal-row-height="false"/>
    </style:style>
    <style:style style:name="ro9" style:family="table-row">
      <style:table-row-properties style:row-height="0.2827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2.1366in" fo:break-before="auto" style:use-optimal-row-height="false"/>
    </style:style>
    <style:style style:name="ro12" style:family="table-row">
      <style:table-row-properties style:row-height="0.5165in" fo:break-before="auto" style:use-optimal-row-height="false"/>
    </style:style>
    <style:style style:name="ro13" style:family="table-row">
      <style:table-row-properties style:row-height="2.1827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811in" fo:break-before="auto" style:use-optimal-row-height="true"/>
    </style:style>
    <style:style style:name="ro16" style:family="table-row">
      <style:table-row-properties style:row-height="0.3339in" fo:break-before="auto" style:use-optimal-row-height="true"/>
    </style:style>
    <style:style style:name="ro17" style:family="table-row">
      <style:table-row-properties style:row-height="0.8063in" fo:break-before="auto" style:use-optimal-row-height="true"/>
    </style:style>
    <style:style style:name="ta1" style:family="table" style:master-page-name="PageStyle_5f_Test_20_Case_20_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Excel_5f_BuiltIn_5f_Note" style:data-style-name="N0">
      <style:table-cell-properties style:glyph-orientation-vertical="0" fo:background-color="#e8f2a1" style:cell-protect="protected" style:print-content="true"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5f_BuiltIn_5f_Note" style:data-style-name="N0">
      <style:table-cell-properties style:glyph-orientation-vertical="0" fo:background-color="#e8f2a1" style:cell-protect="protected" style:print-content="tru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2.35pt double #c0c0c0" style:border-line-width="0.0209in 0.0016in 0.0102in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5f_BuiltIn_5f_Note" style:data-style-name="N0">
      <style:table-cell-properties style:glyph-orientation-vertical="0" fo:background-color="#fff5ce" style:cell-protect="protected" style:print-content="true" style:text-align-source="value-type" style:repeat-content="false" fo:wrap-option="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fo:background-color="#f6f9d4" style:cell-protect="protected" style:print-content="true"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5f_BuiltIn_5f_Note" style:data-style-name="N0">
      <style:table-cell-properties style:glyph-orientation-vertical="0" fo:background-color="#f6f9d4" style:cell-protect="protected" style:print-content="true" style:text-align-source="value-type" style:repeat-content="false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border="0.99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99pt groove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outset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outset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border="0.99pt outset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outset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99pt outset #000000" style:diagonal-bl-tr="none" style:diagonal-tl-br="none" style:text-align-source="value-type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groove #c0c0c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groove #000000" style:diagonal-bl-tr="none" style:diagonal-tl-br="none" style:text-align-source="value-type" style:repeat-content="false" fo:background-color="transparent" fo:wrap-option="wrap" fo:border-left="none" style:direction="ltr" fo:border-right="0.99pt groove #000000" style:rotation-angle="0" style:rotation-align="none" style:shrink-to-fit="false" fo:border-top="0.99pt groove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76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groove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groove #000000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Note" style:data-style-name="N0">
      <style:table-cell-properties style:glyph-orientation-vertical="0" fo:background-color="#fff5ce" style:cell-protect="protected" style:print-content="true"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99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outset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outset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9pt outset #000000" style:diagonal-bl-tr="none" style:diagonal-tl-br="none" style:text-align-source="fix" style:repeat-content="false" fo:background-color="transparent" fo:wrap-option="wrap" fo:border-left="none" style:direction="ltr" fo:border-right="0.99pt outset #000000" style:rotation-angle="0" style:rotation-align="none" style:shrink-to-fit="false" fo:border-top="0.99pt outset #000000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" fo:font-size="12p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ass&quot;;&quot;Fail&quot;;&quot;Paused&quot;)" table:allow-empty-cell="true" table:display-list="unsorted" table:base-cell-address="'POST with Required Fields Filled In'.I18">
          <table:error-message table:message-type="stop" table:display="true"/>
        </table:content-validation>
      </table:content-validations>
      <table:table table:name="POST with All Fields Filled In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5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Create an Issue on the board apitest with Every Field filled in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issue_title: “Title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office:value-type="string" calcext:value-type="string" table:number-columns-spanned="5" table:number-rows-spanned="1">
            <text:p>issue_text: ”text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office:value-type="string" calcext:value-type="string" table:number-columns-spanned="5" table:number-rows-spanned="1">
            <text:p>created_by: “Functional Manual Test – Every Field Filled In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office:value-type="string" calcext:value-type="string" table:number-columns-spanned="5" table:number-rows-spanned="1">
            <text:p>assigned_to: “Chai and Mocha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office:value-type="string" calcext:value-type="string" table:number-columns-spanned="5" table:number-rows-spanned="1">
            <text:p>status_text: “in QA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first form</text:p>
          </table:table-cell>
          <table:covered-table-cell table:style-name="ce113"/>
          <table:table-cell table:style-name="ce69" office:value-type="string" calcext:value-type="string" table:number-columns-spanned="2" table:number-rows-spanned="1">
            <text:p>Three forms appears. The first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first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Title box</text:p>
          </table:table-cell>
          <table:covered-table-cell table:style-name="ce113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*Text box</text:p>
          </table:table-cell>
          <table:covered-table-cell table:style-name="ce113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8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3</text:span> in the *created_by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4</text:span> in the (opt)Assigned to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0"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5</text:span> in the (opt)Status text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1">
          <table:table-cell table:style-name="ce69" office:value-type="float" office:value="8" calcext:value-type="float">
            <text:p>8</text:p>
          </table:table-cell>
          <table:table-cell table:style-name="ce107" office:value-type="string" calcext:value-type="string" table:number-columns-spanned="2" table:number-rows-spanned="1">
            <text:p>Click the Submit button</text:p>
          </table:table-cell>
          <table:covered-table-cell table:style-name="ce115"/>
          <table:table-cell table:style-name="ce10" office:value-type="string" calcext:value-type="string" table:number-columns-spanned="2" table:number-rows-spanned="1">
            <text:p>A json appears on the bottom of the page. It has all the fields compiled with the inserted data:</text:p>
            <text:p>- issue_title: “Title”</text:p>
            <text:p>- issue_text: ”text”</text:p>
            <text:p>- created_by: “Functional Manual Test – Every Field Filled In”</text:p>
            <text:p>- assigned_to: “Chai and Mocha”</text:p>
            <text:p>- status_text: “in QA”</text:p>
            <text:p>Plus, it has the additional fields:</text:p>
            <text:p>- created on: today’s date</text:p>
            <text:p>- updated on: today’s date</text:p>
            <text:p>- open: true</text:p>
            <text:p>- id: an object id</text:p>
            <text:p/>
            <text:p/>
            <text:p/>
            <text:p/>
            <text:p/>
          </table:table-cell>
          <table:covered-table-cell table:style-name="ce124"/>
          <table:table-cell table:style-name="ce10" office:value-type="string" calcext:value-type="string" table:number-columns-spanned="3" table:number-rows-spanned="1">
            <text:p>A json appears on the bottom of the page. It has all the fields compiled with the inserted data:</text:p>
            <text:p>- issue_title: “Title”</text:p>
            <text:p>- issue_text: ”text”</text:p>
            <text:p>- created_by: “Functional Manual Test – Every Field Filled In”</text:p>
            <text:p>- assigned_to: “Chai and Mocha”</text:p>
            <text:p>- status_text: “in QA”</text:p>
            <text:p>Plus, it has the additional fields:</text:p>
            <text:p>- created on: today’s date</text:p>
            <text:p>- updated on: today’s date</text:p>
            <text:p>- open: true</text:p>
            <text:p>- id: an object id</text:p>
            <text:p/>
            <text:p/>
            <text:p/>
            <text:p/>
            <text:p/>
          </table:table-cell>
          <table:covered-table-cell table:style-name="ce124"/>
          <table:covered-table-cell table:style-name="ce132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 with Required Fields Filled In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51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Create an Issue on the board apitest with Required Field filled in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issue_title: “Title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office:value-type="string" calcext:value-type="string" table:number-columns-spanned="5" table:number-rows-spanned="1">
            <text:p>issue_text: ”text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office:value-type="string" calcext:value-type="string" table:number-columns-spanned="5" table:number-rows-spanned="1">
            <text:p>created_by: “Functional Manual Test – Required Fields Filled In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first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first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first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Insert Test Data #1 in the *Title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*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2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3</text:span> in the *created_by box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3">
          <table:table-cell table:style-name="ce69" office:value-type="float" office:value="6" calcext:value-type="float">
            <text:p>6</text:p>
          </table:table-cell>
          <table:table-cell table:style-name="ce89" office:value-type="string" calcext:value-type="string" table:number-columns-spanned="2" table:number-rows-spanned="1">
            <text:p>Click the Submit button</text:p>
          </table:table-cell>
          <table:covered-table-cell table:style-name="ce98"/>
          <table:table-cell table:style-name="ce139" office:value-type="string" office:string-value="A json appears on the bottom of the page. It has all the fields compiled with the inserted data:- issue_title: “Title”&#10;- issue_text: ”text”- created_by: “Functional Manual Test – Every Field Filled In”&#10;Plus, it has the additional fields:- assigned_to: “”- status_text: “”- created on: today’s date- updated on: today’s date- open: true- id: an object id&#10;&#10;" calcext:value-type="string" table:number-columns-spanned="2" table:number-rows-spanned="1">
            <text:p>A json appears on the bottom of the page. It has all the fields compiled with the inserted data:- issue_title: “Title”</text:p>
            <text:p>- issue_text: ”text”- created_by: “Functional Manual Test – Every Field Filled In”</text:p>
            <text:p><text:span text:style-name="T2">Plus, it has the additional fields:</text:span>- assigned_to: “”- status_text: “”- created on: today’s date- updated on: today’s date- open: true- id: an object id</text:p>
            <text:p/>
            <text:p><text:span text:style-name="T3"/></text:p>
          </table:table-cell>
          <table:covered-table-cell table:style-name="ce140"/>
          <table:table-cell table:style-name="ce139" office:value-type="string" office:string-value="A json appears on the bottom of the page. It has all the fields compiled with the inserted data:- issue_title: “Title”&#10;- issue_text: ”text”- created_by: “Functional Manual Test – Every Field Filled In”&#10;Plus, it has the additional fields:- assigned_to: “”- status_text: “”- created on: today’s date- updated on: today’s date- open: true- id: an object id&#10;&#10;" calcext:value-type="string" table:number-columns-spanned="3" table:number-rows-spanned="1">
            <text:p>A json appears on the bottom of the page. It has all the fields compiled with the inserted data:- issue_title: “Title”</text:p>
            <text:p>- issue_text: ”text”- created_by: “Functional Manual Test – Every Field Filled In”</text:p>
            <text:p><text:span text:style-name="T2">Plus, it has the additional fields:</text:span>- assigned_to: “”- status_text: “”- created on: today’s date- updated on: today’s date- open: true- id: an object id</text:p>
            <text:p/>
            <text:p><text:span text:style-name="T3"/></text:p>
          </table:table-cell>
          <table:covered-table-cell table:style-name="ce140"/>
          <table:covered-table-cell table:style-name="ce141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OST with Missing Required Field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Create an Issue on the board apitest with Missing Required Fields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first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first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first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A small dialog that invites you to compile the field appears on top of the first field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A small dialog that invites you to compile the field appears on top of the first field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69"/>
          <table:table-cell table:style-name="ce69" table:number-columns-spanned="3" table:number-rows-spanned="1"/>
          <table:covered-table-cell table:style-name="ce69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8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no id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Update an Issue on the board apitest with no reference ID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A small dialog that invites you to compile the field appears on top of the first field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A small dialog that invites you to compile the field appears on top of the first field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table:number-columns-spanned="2" table:number-rows-spanned="1"/>
          <table:covered-table-cell table:style-name="ce90"/>
          <table:table-cell table:style-name="ce69" table:number-columns-spanned="2" table:number-rows-spanned="1"/>
          <table:covered-table-cell table:style-name="ce69"/>
          <table:table-cell table:style-name="ce69" table:number-columns-spanned="3" table:number-rows-spanned="1"/>
          <table:covered-table-cell table:style-name="ce69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8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one field to update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Update an Issue on the board apitest with one field to update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_id: 607710f9bd074e01234caebc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office:value-type="string" calcext:value-type="string" table:number-columns-spanned="5" table:number-rows-spanned="1">
            <text:p>issue_text: “Modified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_i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(opt)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5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no field to update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Update an Issue on the board apitest with no field to update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_id: 607710f9bd074e01234caebc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_i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<text:span text:style-name="T1">The following JSON appears; {"error":"no update field(s) sent","_id":"607710f9bd074e01234caebc</text:span>"}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<text:span text:style-name="T1">The following JSON appears; {"error":"no update field(s) sent","_id":"607710f9bd074e01234caebc</text:span>"}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2">
          <table:table-cell table:style-name="ce69" office:value-type="float" office:value="5" calcext:value-type="float">
            <text:p>5</text:p>
          </table:table-cell>
          <table:table-cell table:style-name="ce69" table:number-columns-spanned="2" table:number-rows-spanned="1"/>
          <table:covered-table-cell table:style-name="ce96"/>
          <table:table-cell table:style-name="ce69" table:number-columns-spanned="2" table:number-rows-spanned="1"/>
          <table:covered-table-cell table:style-name="ce96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style-name="ce69" table:content-validation-name="val1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multiple fields to update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Update an Issue on the board apitest with one field to update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_id: 607710f9bd074e01234caebc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office:value-type="string" calcext:value-type="string" table:number-columns-spanned="5" table:number-rows-spanned="1">
            <text:p>issue_text: “Modified 2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office:value-type="string" calcext:value-type="string" table:number-columns-spanned="5" table:number-rows-spanned="1">
            <text:p>status_text: “let’s modify the status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office:value-type="string" calcext:value-type="string" table:number-columns-spanned="5" table:number-rows-spanned="1">
            <text:p>open: “false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5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_i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(opt)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6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(opt)Status 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6">
          <table:table-cell table:style-name="ce69" office:value-type="float" office:value="6" calcext:value-type="float">
            <text:p>6</text:p>
          </table:table-cell>
          <table:table-cell table:style-name="ce89" office:value-type="string" calcext:value-type="string" table:number-columns-spanned="2" table:number-rows-spanned="1">
            <text:p>Check the “Check to close issue” box</text:p>
          </table:table-cell>
          <table:covered-table-cell table:style-name="ce98"/>
          <table:table-cell table:style-name="ce69" office:value-type="string" calcext:value-type="string" table:number-columns-spanned="2" table:number-rows-spanned="1">
            <text:p>The box checks correctly</text:p>
          </table:table-cell>
          <table:covered-table-cell table:style-name="ce98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7"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following JSON appears; {"result":"successfully updated","_id":"607710f9bd074e01234caebc"}</text:p>
            <text:p/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UT with invalid id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7" table:default-cell-style-name="ce12"/>
        <table:table-column table:style-name="co2" table:number-columns-repeated="248" table:default-cell-style-name="ce12"/>
        <table:table-column table:style-name="co6" table:number-columns-repeated="768" table:default-cell-style-name="ce68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14"/>
          <table:table-cell table:style-name="ce23" office:value-type="string" calcext:value-type="string">
            <text:p>IT_FV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4"/>
          <table:table-cell table:style-name="ce125" office:value-type="string" calcext:value-type="string" table:number-columns-spanned="6" table:number-rows-spanned="1">
            <text:p>Update an Issue on the board apitest with invalid ID</text:p>
          </table:table-cell>
          <table:covered-table-cell table:number-columns-repeated="4" table:style-name="ce40"/>
          <table:covered-table-cell table:style-name="ce12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2" table:number-rows-spanned="1">
            <text:p>Created By</text:p>
          </table:table-cell>
          <table:covered-table-cell table:style-name="ce15"/>
          <table:table-cell table:style-name="ce23" office:value-type="string" calcext:value-type="string">
            <text:p>Alessia</text:p>
          </table:table-cell>
          <table:table-cell table:style-name="ce30"/>
          <table:table-cell table:style-name="ce35"/>
          <table:table-cell table:style-name="ce3" table:number-columns-repeated="2"/>
          <table:table-cell table:style-name="ce52"/>
          <table:table-cell table:style-name="ce35"/>
          <table:table-cell table:style-name="ce55" table:number-columns-repeated="2"/>
          <table:table-cell table:number-columns-repeated="1013"/>
        </table:table-row>
        <table:table-row table:style-name="ro2">
          <table:table-cell table:style-name="ce3" table:number-columns-repeated="4"/>
          <table:table-cell table:style-name="ce27" table:number-columns-repeated="7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2" table:number-rows-spanned="1">
            <text:p>QA Tester’s Log</text:p>
          </table:table-cell>
          <table:covered-table-cell table:style-name="ce16"/>
          <table:table-cell table:style-name="ce24"/>
          <table:table-cell table:style-name="ce5" table:number-columns-repeated="3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5" table:number-columns-repeated="6"/>
          <table:table-cell table:style-name="ce27" table:number-columns-repeated="5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2" table:number-rows-spanned="1">
            <text:p>Tester's Name </text:p>
          </table:table-cell>
          <table:covered-table-cell table:style-name="ce17"/>
          <table:table-cell table:style-name="ce102" office:value-type="string" calcext:value-type="string">
            <text:p>Alessia</text:p>
          </table:table-cell>
          <table:table-cell table:style-name="ce6" office:value-type="string" calcext:value-type="string" table:number-columns-spanned="2" table:number-rows-spanned="1">
            <text:p>Date Tested</text:p>
          </table:table-cell>
          <table:covered-table-cell table:style-name="ce17"/>
          <table:table-cell table:style-name="ce39" office:value-type="date" office:date-value="2021-02-05" calcext:value-type="date" table:number-columns-spanned="2" table:number-rows-spanned="1">
            <text:p>February 5, 2021</text:p>
          </table:table-cell>
          <table:covered-table-cell table:style-name="ce39"/>
          <table:table-cell table:style-name="ce6" office:value-type="string" calcext:value-type="string" table:number-columns-spanned="2" table:number-rows-spanned="1">
            <text:p>Test Case (Pass/Fail/Not Executed)</text:p>
          </table:table-cell>
          <table:covered-table-cell table:style-name="ce17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34"/>
          <table:table-cell table:number-columns-repeated="1013"/>
        </table:table-row>
        <table:table-row table:style-name="ro2">
          <table:table-cell table:style-name="ce7" table:number-columns-repeated="4"/>
          <table:table-cell table:style-name="ce5"/>
          <table:table-cell table:style-name="ce27" table:number-columns-repeated="6"/>
          <table:table-cell table:number-columns-repeated="1013"/>
        </table:table-row>
        <table:table-row table:style-name="ro1">
          <table:table-cell table:style-name="ce49" office:value-type="string" calcext:value-type="string">
            <text:p>S #</text:p>
          </table:table-cell>
          <table:table-cell table:style-name="ce18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5"/>
          <table:table-cell table:style-name="ce36"/>
          <table:table-cell table:style-name="ce118" office:value-type="string" calcext:value-type="string">
            <text:p>S #</text:p>
          </table:table-cell>
          <table:table-cell table:style-name="ce47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53"/>
          <table:table-cell table:number-columns-repeated="1013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3" table:number-rows-spanned="1">
            <text:p>Access to Chrome Browser</text:p>
          </table:table-cell>
          <table:covered-table-cell table:style-name="ce26"/>
          <table:covered-table-cell table:style-name="ce31"/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2" office:value-type="string" calcext:value-type="string" table:number-columns-spanned="5" table:number-rows-spanned="1">
            <text:p>_id: 5e30c70758537e0c96198afd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2" office:value-type="string" calcext:value-type="string" table:number-columns-spanned="5" table:number-rows-spanned="1">
            <text:p>issue_text: “Modified”</text:p>
          </table:table-cell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2" table:number-columns-spanned="3" table:number-rows-spanned="1"/>
          <table:covered-table-cell table:style-name="ce26"/>
          <table:covered-table-cell table:style-name="ce31"/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2">
          <table:table-cell table:style-name="ce3" table:number-columns-repeated="5"/>
          <table:table-cell table:style-name="ce10" office:value-type="float" office:value="5" calcext:value-type="float">
            <text:p>5</text:p>
          </table:table-cell>
          <table:table-cell table:style-name="ce102" table:number-columns-spanned="5" table:number-rows-spanned="1"/>
          <table:covered-table-cell table:number-columns-repeated="3" table:style-name="ce26"/>
          <table:covered-table-cell table:style-name="ce31"/>
          <table:table-cell table:number-columns-repeated="1013"/>
        </table:table-row>
        <table:table-row table:style-name="ro3">
          <table:table-cell table:style-name="ce11" office:value-type="string" calcext:value-type="string">
            <text:p>Test Scenario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">
            <text:p>Step #</text:p>
          </table:table-cell>
          <table:table-cell table:style-name="ce49" office:value-type="string" calcext:value-type="string" table:number-columns-spanned="2" table:number-rows-spanned="2">
            <text:p>Step Details</text:p>
          </table:table-cell>
          <table:covered-table-cell table:style-name="ce92"/>
          <table:table-cell table:style-name="ce118" office:value-type="string" calcext:value-type="string" table:number-columns-spanned="2" table:number-rows-spanned="2">
            <text:p>Expected Results</text:p>
          </table:table-cell>
          <table:covered-table-cell table:style-name="ce37"/>
          <table:table-cell table:style-name="ce49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92"/>
          <table:table-cell table:style-name="ce49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92"/>
          <table:table-cell table:number-columns-repeated="1013"/>
        </table:table-row>
        <table:table-row table:style-name="ro2">
          <table:covered-table-cell table:style-name="ce92"/>
          <table:covered-table-cell table:number-columns-repeated="2" table:style-name="ce105"/>
          <table:covered-table-cell table:number-columns-repeated="2" table:style-name="ce119"/>
          <table:covered-table-cell table:number-columns-repeated="6" table:style-name="ce92"/>
          <table:table-cell table:number-columns-repeated="1013"/>
        </table:table-row>
        <table:table-row table:style-name="ro4"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Go to <text:a xlink:href="https://issuetracker-fcccertif.glitch.me/" xlink:type="simple">https://issuetracker-fcccertif.glitch.me/</text:a>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The page opens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e page opens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6"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 table:number-columns-spanned="2" table:number-rows-spanned="1">
            <text:p>Scroll down to the second form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ree forms appears. The second one is related to the “apitest” project</text:p>
          </table:table-cell>
          <table:covered-table-cell table:style-name="ce69"/>
          <table:table-cell table:style-name="ce69" office:value-type="string" calcext:value-type="string" table:number-columns-spanned="3" table:number-rows-spanned="1">
            <text:p>Three forms appears. The second one is related to the “apitest” project</text:p>
          </table:table-cell>
          <table:covered-table-cell table:style-name="ce69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1</text:span> in the *_id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 table:number-columns-spanned="2" table:number-rows-spanned="1">
            <text:p><text:span text:style-name="T1">Insert Test Data #2</text:span> in the (opt)Text box</text:p>
          </table:table-cell>
          <table:covered-table-cell table:style-name="ce90"/>
          <table:table-cell table:style-name="ce69" office:value-type="string" calcext:value-type="string" table:number-columns-spanned="2" table:number-rows-spanned="1">
            <text:p>The text writes correctly</text:p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text writes correctly</text:p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15"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 table:number-columns-spanned="2" table:number-rows-spanned="1">
            <text:p>Click the Submit button</text:p>
          </table:table-cell>
          <table:covered-table-cell table:style-name="ce96"/>
          <table:table-cell table:style-name="ce69" office:value-type="string" calcext:value-type="string" table:number-columns-spanned="2" table:number-rows-spanned="1">
            <text:p>The following JSON appears:</text:p>
            <text:p> {"error":"could not update","_id":"5e30c70758537e0c96198afd"}</text:p>
            <text:p/>
          </table:table-cell>
          <table:covered-table-cell table:style-name="ce96"/>
          <table:table-cell table:style-name="ce69" office:value-type="string" calcext:value-type="string" table:number-columns-spanned="3" table:number-rows-spanned="1">
            <text:p>The following JSON appears:</text:p>
            <text:p> {"error":"could not update","_id":"5e30c70758537e0c96198afd"}</text:p>
            <text:p/>
          </table:table-cell>
          <table:covered-table-cell table:style-name="ce96"/>
          <table:covered-table-cell table:style-name="ce104"/>
          <table:table-cell table:style-name="ce69" table:content-validation-name="val1" office:value-type="string" calcext:value-type="string" table:number-columns-spanned="3" table:number-rows-spanned="1">
            <text:p>Pass</text:p>
          </table:table-cell>
          <table:covered-table-cell table:style-name="ce96"/>
          <table:covered-table-cell table:style-name="ce104"/>
          <table:table-cell table:number-columns-repeated="1013"/>
        </table:table-row>
        <table:table-row table:style-name="ro9">
          <table:table-cell table:style-name="ce69" office:value-type="float" office:value="6" calcext:value-type="float">
            <text:p>6</text:p>
          </table:table-cell>
          <table:table-cell table:style-name="ce89" table:number-columns-spanned="2" table:number-rows-spanned="1"/>
          <table:covered-table-cell table:style-name="ce98"/>
          <table:table-cell table:style-name="ce69" table:number-columns-spanned="2" table:number-rows-spanned="1"/>
          <table:covered-table-cell table:style-name="ce98"/>
          <table:table-cell table:style-name="ce69" table:number-columns-spanned="3" table:number-rows-spanned="1"/>
          <table:covered-table-cell table:style-name="ce98"/>
          <table:covered-table-cell table:style-name="ce104"/>
          <table:table-cell table:style-name="ce69" table:number-columns-spanned="3" table:number-rows-spanned="1"/>
          <table:covered-table-cell table:style-name="ce96"/>
          <table:covered-table-cell table:style-name="ce104"/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99pt solid #c0c0c0" style:rotation-align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0:49:45.90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uru99</meta:initial-creator>
    <meta:creation-date>2010-03-03T01:48:51</meta:creation-date>
    <dc:date>2021-04-14T14:14:13.697000000</dc:date>
    <meta:generator>LibreOffice/7.1.1.2$Windows_X86_64 LibreOffice_project/fe0b08f4af1bacafe4c7ecc87ce55bb426164676</meta:generator>
    <meta:editing-duration>PT21H35M17S</meta:editing-duration>
    <meta:editing-cycles>20</meta:editing-cycles>
    <meta:document-statistic meta:table-count="8" meta:cell-count="504" meta:object-count="0"/>
  </office:meta>
</office:document-meta>
</file>